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GERUM</meta:initial-creator>
    <meta:creation-date>2020-05-15T09:08:22.338728425</meta:creation-date>
    <dc:date>2020-05-15T10:37:26.495970228</dc:date>
    <dc:creator>Philippe GERUM</dc:creator>
    <meta:editing-duration>PT1H1M18S</meta:editing-duration>
    <meta:editing-cycles>17</meta:editing-cycles>
    <meta:generator>LibreOffice/6.4.3.2$Linux_X86_64 LibreOffice_project/4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7" style:family="chart">
      <style:chart-properties chart:solid-type="cuboid"/>
      <style:graphic-properties draw:fill-color="#280099"/>
    </style:style>
    <style:style style:name="ch8" style:family="chart">
      <style:chart-properties chart:solid-type="cuboid"/>
      <style:graphic-properties draw:fill-color="#ffd320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7e002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0.319cm" svg:y="0.179cm" svg:width="15.36cm" svg:height="8.641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944cm" svg:y="0.179cm" svg:width="12.61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eneric core</text:p>
              </table:table-cell>
              <table:table-cell office:value-type="float" office:value="15255">
                <text:p>15255</text:p>
              </table:table-cell>
            </table:table-row>
            <table:table-row>
              <table:table-cell office:value-type="string">
                <text:p>ARM-specific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arm64-specific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x86-specific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